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3bbc"/>
    </style:style>
    <style:style style:name="P2" style:family="paragraph" style:parent-style-name="Standard">
      <style:text-properties officeooo:rsid="001f3bbc" officeooo:paragraph-rsid="001f3bbc"/>
    </style:style>
    <style:style style:name="P3" style:family="paragraph" style:parent-style-name="Standard">
      <style:text-properties officeooo:rsid="0021ea09" officeooo:paragraph-rsid="0021ea09"/>
    </style:style>
    <style:style style:name="P4" style:family="paragraph" style:parent-style-name="Standard">
      <style:text-properties fo:font-weight="bold" officeooo:rsid="0021ea09" officeooo:paragraph-rsid="0021ea09" style:font-weight-asian="bold" style:font-weight-complex="bold"/>
    </style:style>
    <style:style style:name="P5" style:family="paragraph" style:parent-style-name="Standard">
      <style:text-properties fo:font-weight="bold" officeooo:rsid="00276764" officeooo:paragraph-rsid="00276764" style:font-weight-asian="bold" style:font-weight-complex="bold"/>
    </style:style>
    <style:style style:name="P6" style:family="paragraph" style:parent-style-name="Standard">
      <style:text-properties fo:font-style="italic" officeooo:rsid="0021ea09" officeooo:paragraph-rsid="0021ea09" style:font-style-asian="italic" style:font-style-complex="italic"/>
    </style:style>
    <style:style style:name="P7" style:family="paragraph" style:parent-style-name="Standard">
      <style:text-properties fo:font-size="14pt" fo:font-weight="bold" officeooo:rsid="001f3bbc" officeooo:paragraph-rsid="001f3bbc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24c42e" officeooo:paragraph-rsid="0024c42e"/>
    </style:style>
    <style:style style:name="P9" style:family="paragraph" style:parent-style-name="Standard">
      <style:text-properties officeooo:rsid="0024c42e" officeooo:paragraph-rsid="00267dc3"/>
    </style:style>
    <style:style style:name="P10" style:family="paragraph" style:parent-style-name="Standard">
      <style:text-properties officeooo:rsid="00267dc3" officeooo:paragraph-rsid="00267dc3"/>
    </style:style>
    <style:style style:name="T1" style:family="text">
      <style:text-properties officeooo:rsid="001fdb35"/>
    </style:style>
    <style:style style:name="T2" style:family="text">
      <style:text-properties officeooo:rsid="002064a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4c42e"/>
    </style:style>
    <style:style style:name="T5" style:family="text">
      <style:text-properties officeooo:rsid="00267dc3"/>
    </style:style>
    <style:style style:name="T6" style:family="text">
      <style:text-properties officeooo:rsid="00276764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8d2b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NGL 341</text:p>
      <text:p text:style-name="P7">SAMPLE MEMO TASK</text:p>
      <text:p text:style-name="P2"/>
      <text:p text:style-name="P1">To: <text:tab/><text:tab/>Steven Simpson, <text:span text:style-name="T1">Professor</text:span></text:p>
      <text:p text:style-name="P2">From: <text:tab/><text:tab/>Steven Paustian, <text:span text:style-name="T2">Student</text:span></text:p>
      <text:p text:style-name="P2">Subject: <text:tab/>Analysis Comparing Two Technical Documents</text:p>
      <text:p text:style-name="P2">Date: <text:s/><text:tab/><text:tab/>22 January 2014</text:p>
      <text:p text:style-name="P2"/>
      <text:p text:style-name="P3">The purpose of this memo is to provide a short analysis comparing two technical documents by audience and format. <text:s/>The two documents are titled: Hurricane Katrina ASCE Statement (HKASCES) and Climate Change Summary for Policy<text:span text:style-name="T4">m</text:span>akers (CCSP).</text:p>
      <text:p text:style-name="P3"/>
      <text:p text:style-name="P4">Analysis</text:p>
      <text:p text:style-name="P4"/>
      <text:p text:style-name="P6">Audience</text:p>
      <text:p text:style-name="P8">CCSP is labeled as a 'Summary for Policymakers;' one can conclude from this that the primary audience is politicians and bureaucrats for governments <text:span text:style-name="T5">across the world</text:span>. <text:s/>As this is <text:span text:style-name="T5">a </text:span>report from the WMO and UNEP, the secondary audience is quite large and would include scientists and citizens looking for technical information regarding Climate Change. <text:s/>The tertiary audience would also be large, and could include laymen interested in <text:span text:style-name="T5">general</text:span> the climate change information, <text:span text:style-name="T5">translators for this document, etc.</text:span></text:p>
      <text:p text:style-name="P8"/>
      <text:p text:style-name="P9">HKASCES <text:span text:style-name="T5">appears to be intended primarily for the public consumption. <text:s/>There are almost no technical terms, numbers, or statistics. <text:s/>The secondary audience includes politicians who may be able to implement some of the suggested governmental programs and engineers interested in the ASCE's official stance on the disaster. <text:s/>The tertiary audience is rather small, as it is intended as a public statement.</text:span></text:p>
      <text:p text:style-name="P3"/>
      <text:p text:style-name="P6">Format</text:p>
      <text:p text:style-name="P10">CCSP is a technical document, and it's format reflects this. <text:s/>It uses graphs, figures and bullet points to convey large amounts of scientific data. Boxed text with a yellow background at the beginning of each section is used for section summaries after each heading, and bolded sentences convey important information.</text:p>
      <text:p text:style-name="P10"/>
      <text:p text:style-name="P10">HASCES has a much 'softer' format. <text:s/>It is a long-form document which also uses bolded sections to highlight important statements. <text:s/><text:span text:style-name="T6">Page margins are large to make sentences shorter and easier to read. <text:s/>Bullet points are used to convey items of note. <text:s/>The Call-To-Action sections have large lettering and top and bottom borders for extra emphasis, making them easy to distinguish from the rest of the document.</text:span></text:p>
      <text:p text:style-name="P10"/>
      <text:p text:style-name="P5">Summary</text:p>
      <text:p text:style-name="P5"><text:span text:style-name="T7">These are two very different types of documents. <text:s/>The contrasting formats are guided by the different audiences. <text:s/>CCSP is intended for policymakers and hence has a format which communicates a sizable amount of technical information. <text:s/>HASCES is intended for the public, and uses </text:span><text:span text:style-name="T8">different font size, weights, and alignments to communicate it's conclusions and sugges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17:31:15.005578000</meta:creation-date>
    <dc:date>2015-01-21T15:24:36.609794000</dc:date>
    <meta:editing-duration>PT21H4M27S</meta:editing-duration>
    <meta:editing-cycles>6</meta:editing-cycles>
    <meta:generator>LibreOffice/4.3.4.1$MacOSX_X86_64 LibreOffice_project/bc356b2f991740509f321d70e4512a6a54c5f243</meta:generator>
    <meta:document-statistic meta:table-count="0" meta:image-count="0" meta:object-count="0" meta:page-count="1" meta:paragraph-count="16" meta:word-count="373" meta:character-count="2437" meta:non-whitespace-character-count="2058"/>
  </office:meta>
</office:document-meta>
</file>